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ll questions and concerns regarding Nautilus hardware designs can be directed to Hydra Research:</text:p>
      <text:p text:style-name="P1">info@hydarresearch3d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4</meta:generator>
  </office:meta>
</office:document-meta>
</file>